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70000002D82C09B0AEBF27E6A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1.751cm" fo:min-width="2.701cm" fo:padding-top="0.175cm" fo:padding-bottom="0.175cm" fo:padding-left="0.3cm" fo:padding-right="0.3cm" fo:wrap-option="no-wrap"/>
    </style:style>
    <style:style style:name="gr3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1.351cm" fo:min-width="2.201cm" fo:padding-top="0.175cm" fo:padding-bottom="0.175cm" fo:padding-left="0.3cm" fo:padding-right="0.3cm" fo:wrap-option="no-wrap"/>
    </style:style>
    <style:style style:name="gr4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1.45cm" fo:min-width="2.901cm" fo:padding-top="0.175cm" fo:padding-bottom="0.175cm" fo:padding-left="0.3cm" fo:padding-right="0.3cm" fo:wrap-option="no-wrap"/>
    </style:style>
    <style:style style:name="gr5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1.651cm" fo:min-width="2.601cm" fo:padding-top="0.175cm" fo:padding-bottom="0.175cm" fo:padding-left="0.3cm" fo:padding-right="0.3cm" fo:wrap-option="no-wrap"/>
    </style:style>
    <style:style style:name="gr6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0.501cm" fo:min-width="2.69cm" fo:padding-top="0.175cm" fo:padding-bottom="0.175cm" fo:padding-left="0.3cm" fo:padding-right="0.3cm" fo:wrap-option="no-wrap"/>
    </style:style>
    <style:style style:name="gr7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0.951cm" fo:min-width="2.601cm" fo:padding-top="0.175cm" fo:padding-bottom="0.175cm" fo:padding-left="0.3cm" fo:padding-right="0.3cm" fo:wrap-option="no-wrap"/>
    </style:style>
    <style:style style:name="gr8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1.351cm" fo:min-width="1.701cm" fo:padding-top="0.175cm" fo:padding-bottom="0.175cm" fo:padding-left="0.3cm" fo:padding-right="0.3cm" fo:wrap-option="no-wrap"/>
    </style:style>
    <style:style style:name="gr9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1.651cm" fo:min-width="1.901cm" fo:padding-top="0.175cm" fo:padding-bottom="0.175cm" fo:padding-left="0.3cm" fo:padding-right="0.3cm" fo:wrap-option="no-wrap"/>
    </style:style>
    <style:style style:name="gr10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0.851cm" fo:min-width="2.501cm" fo:padding-top="0.175cm" fo:padding-bottom="0.175cm" fo:padding-left="0.3cm" fo:padding-right="0.3cm" fo:wrap-option="no-wrap"/>
    </style:style>
    <style:style style:name="gr11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0.951cm" fo:min-width="1.901cm" fo:padding-top="0.175cm" fo:padding-bottom="0.175cm" fo:padding-left="0.3cm" fo:padding-right="0.3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699cm" svg:height="12.235cm" svg:x="1cm" svg:y="0.365cm">
          <draw:image xlink:href="Pictures/1000020100000670000002D82C09B0AEBF27E6AA.png" xlink:type="simple" xlink:show="embed" xlink:actuate="onLoad">
            <text:p/>
          </draw:image>
        </draw:frame>
        <draw:custom-shape draw:style-name="gr2" draw:text-style-name="P2" draw:layer="layout" svg:width="3.2cm" svg:height="2cm" svg:x="8cm" svg:y="0.5cm">
          <text:p text:style-name="P1"><text:span text:style-name="T1">ADC interface</text:span></text:p>
          <text:p text:style-name="P1"><text:span text:style-name="T2">(64 inputs @ &gt;=200Msps;</text:span></text:p>
          <text:p text:style-name="P1"><text:span text:style-name="T2">10 bits)</text:span></text:p>
          <draw:enhanced-geometry svg:viewBox="0 0 21600 21600" draw:glue-points="10800 0 0 10800 10800 21600 21600 10800 ?f40 ?f41" draw:text-areas="0 0 21600 21600" draw:type="rectangular-callout" draw:modifiers="-15027.5538894096 28584.1079460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2.8cm" svg:height="1.7cm" svg:x="4.8cm" svg:y="6.1cm">
          <text:p text:style-name="P1"><text:span text:style-name="T1">Noise Test</text:span></text:p>
          <text:p text:style-name="P1"><text:span text:style-name="T1">Generators</text:span></text:p>
          <draw:enhanced-geometry svg:viewBox="0 0 21600 21600" draw:glue-points="10800 0 0 10800 10800 21600 21600 10800 ?f40 ?f41" draw:text-areas="0 0 21600 21600" draw:type="rectangular-callout" draw:modifiers="5259.26454837558 -4533.333333333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3.5cm" svg:height="1.8cm" svg:x="6cm" svg:y="10.2cm">
          <text:p text:style-name="P1"><text:span text:style-name="T1">Board</text:span></text:p>
          <text:p text:style-name="P1"><text:span text:style-name="T1">Synchronization</text:span></text:p>
          <draw:enhanced-geometry svg:viewBox="0 0 21600 21600" draw:glue-points="10800 0 0 10800 10800 21600 21600 10800 ?f40 ?f41" draw:text-areas="0 0 21600 21600" draw:type="rectangular-callout" draw:modifiers="-16331.1053984576 -1355.24708495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3.2cm" svg:height="2cm" svg:x="15.9cm" svg:y="9.5cm">
          <text:p text:style-name="P1"><text:span text:style-name="T1">Autocorrelation</text:span></text:p>
          <text:p text:style-name="P1"><text:span text:style-name="T2">(full bit width)</text:span></text:p>
          <draw:enhanced-geometry svg:viewBox="0 0 21600 21600" draw:glue-points="10800 0 0 10800 10800 21600 21600 10800 ?f40 ?f41" draw:text-areas="0 0 21600 21600" draw:type="rectangular-callout" draw:modifiers="8981.44329896907 -17260.56971514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draw:layer="layout" svg:width="3.289cm" svg:height="0.85cm" svg:x="7.911cm" svg:y="6.4cm">
          <text:p text:style-name="P1"><text:span text:style-name="T1">Input Selection</text:span></text:p>
          <draw:enhanced-geometry svg:viewBox="0 0 21600 21600" draw:glue-points="10800 0 0 10800 10800 21600 21600 10800 ?f40 ?f41" draw:text-areas="0 0 21600 21600" draw:type="rectangular-callout" draw:modifiers="2048.38905775076 -35915.39365452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2" draw:layer="layout" svg:width="3.2cm" svg:height="1.3cm" svg:x="11.8cm" svg:y="5.8cm">
          <text:p text:style-name="P1"><text:span text:style-name="T1">Delay</text:span></text:p>
          <text:p text:style-name="P1"><text:span text:style-name="T1">Compensation</text:span></text:p>
          <draw:enhanced-geometry svg:viewBox="0 0 21600 21600" draw:glue-points="10800 0 0 10800 10800 21600 21600 10800 ?f40 ?f41" draw:text-areas="0 0 21600 21600" draw:type="rectangular-callout" draw:modifiers="2220.05623242737 -11107.14834742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2" draw:layer="layout" svg:width="3.2cm" svg:height="1.3cm" svg:x="14.6cm" svg:y="1.3cm">
          <text:p text:style-name="P1"><text:span text:style-name="T1">4k-chan PFB</text:span></text:p>
          <draw:enhanced-geometry svg:viewBox="0 0 21600 21600" draw:glue-points="10800 0 0 10800 10800 21600 21600 10800 ?f40 ?f41" draw:text-areas="0 0 21600 21600" draw:type="rectangular-callout" draw:modifiers="-1133.64573570759 36492.54419677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3.2cm" svg:height="2cm" svg:x="18.5cm" svg:y="1.3cm">
          <text:p text:style-name="P1"><text:span text:style-name="T1">Bandpass</text:span></text:p>
          <text:p text:style-name="P1"><text:span text:style-name="T1">Equalization &amp;</text:span></text:p>
          <text:p text:style-name="P1"><text:span text:style-name="T1">4-bit Quantize</text:span></text:p>
          <draw:enhanced-geometry svg:viewBox="0 0 21600 21600" draw:glue-points="10800 0 0 10800 10800 21600 21600 10800 ?f40 ?f41" draw:text-areas="0 0 21600 21600" draw:type="rectangular-callout" draw:modifiers="-6201.31208997188 24363.41829085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3.2cm" svg:height="2cm" svg:x="19.5cm" svg:y="9.5cm">
          <text:p text:style-name="P1"><text:span text:style-name="T1">4-bit Arbitrary</text:span></text:p>
          <text:p text:style-name="P1"><text:span text:style-name="T1">Test Vector</text:span></text:p>
          <text:p text:style-name="P1"><text:span text:style-name="T1">Insertion</text:span></text:p>
          <draw:enhanced-geometry svg:viewBox="0 0 21600 21600" draw:glue-points="10800 0 0 10800 10800 21600 21600 10800 ?f40 ?f41" draw:text-areas="0 0 21600 21600" draw:type="rectangular-callout" draw:modifiers="-749.015932521087 -46222.48875562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2" draw:layer="layout" svg:width="2.3cm" svg:height="1.7cm" svg:x="22.4cm" svg:y="0.8cm">
          <text:p text:style-name="P1"><text:span text:style-name="T1">Channel</text:span></text:p>
          <text:p text:style-name="P1"><text:span text:style-name="T1">Selection</text:span></text:p>
          <draw:enhanced-geometry svg:viewBox="0 0 21600 21600" draw:glue-points="10800 0 0 10800 10800 21600 21600 10800 ?f40 ?f41" draw:text-areas="0 0 21600 21600" draw:type="rectangular-callout" draw:modifiers="-2271.70795306389 36114.28571428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5cm" svg:height="2cm" svg:x="23.4cm" svg:y="9.5cm">
          <text:p text:style-name="P1"><text:span text:style-name="T1">Single</text:span></text:p>
          <text:p text:style-name="P1"><text:span text:style-name="T1">Baseline</text:span></text:p>
          <text:p text:style-name="P1"><text:span text:style-name="T1">Correlation</text:span></text:p>
          <draw:enhanced-geometry svg:viewBox="0 0 21600 21600" draw:glue-points="10800 0 0 10800 10800 21600 21600 10800 ?f40 ?f41" draw:text-areas="0 0 21600 21600" draw:type="rectangular-callout" draw:modifiers="-10726.5893642543 -16008.3958020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3.1cm" svg:height="1.2cm" svg:x="23.5cm" svg:y="7.5cm">
          <text:p text:style-name="P1"><text:span text:style-name="T1">Packetization</text:span></text:p>
          <draw:enhanced-geometry svg:viewBox="0 0 21600 21600" draw:glue-points="10800 0 0 10800 10800 21600 21600 10800 ?f40 ?f41" draw:text-areas="0 0 21600 21600" draw:type="rectangular-callout" draw:modifiers="6902.80554659787 -17445.46211490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2" draw:layer="layout" svg:width="2.5cm" svg:height="1.3cm" svg:x="26.1cm" svg:y="8.9cm">
          <text:p text:style-name="P1"><text:span text:style-name="T1">40 GbE</text:span></text:p>
          <text:p text:style-name="P1"><text:span text:style-name="T1">Output</text:span></text:p>
          <draw:enhanced-geometry svg:viewBox="0 0 21600 21600" draw:glue-points="10800 0 0 10800 10800 21600 21600 10800 ?f40 ?f41" draw:text-areas="0 0 21600 21600" draw:type="rectangular-callout" draw:modifiers="13041.1835265894 -41274.0968485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13T11:04:55.194265506</meta:creation-date>
    <dc:date>2021-04-13T11:21:16.749687801</dc:date>
    <meta:editing-duration>PT5M50S</meta:editing-duration>
    <meta:editing-cycles>1</meta:editing-cycles>
    <meta:document-statistic meta:object-count="14"/>
    <meta:generator>LibreOffice/6.0.7.3$Linux_X86_64 LibreOffice_project/00m0$Build-3</meta:generator>
  </office:meta>
</office:document-meta>
</file>